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rect text:anchor-type="paragraph" draw:z-index="4" draw:style-name="gr1" draw:text-style-name="P1" svg:width="4.261cm" svg:height="2.726cm" svg:x="5.941cm" svg:y="5.457cm"><text:p text:style-name="P1">Pen</text:p></draw:rect><draw:rect text:anchor-type="paragraph" draw:z-index="3" draw:style-name="gr1" draw:text-style-name="P1" svg:width="4.261cm" svg:height="2.726cm" svg:x="12.317cm" svg:y="5.457cm"><text:p text:style-name="P1">Brush</text:p></draw:rect><draw:line text:anchor-type="paragraph" draw:z-index="5" draw:style-name="gr2" draw:text-style-name="P1" svg:x1="14.513cm" svg:y1="4.157cm" svg:x2="14.513cm" svg:y2="5.457cm"><text:p/></draw:line><draw:line text:anchor-type="paragraph" draw:z-index="6" draw:style-name="gr2" draw:text-style-name="P1" svg:x1="12.318cm" svg:y1="2.177cm" svg:x2="11.18cm" svg:y2="2.177cm"><text:p/></draw:line><draw:line text:anchor-type="paragraph" draw:z-index="7" draw:style-name="gr2" draw:text-style-name="P1" svg:x1="11.18cm" svg:y1="6.807cm" svg:x2="10.227cm" svg:y2="6.807cm"><text:p/></draw:line><draw:line text:anchor-type="paragraph" draw:z-index="8" draw:style-name="gr2" draw:text-style-name="P1" svg:x1="11.18cm" svg:y1="2.177cm" svg:x2="11.18cm" svg:y2="6.807cm"><text:p/></draw:line><draw:rect text:anchor-type="paragraph" draw:z-index="1" draw:style-name="gr1" draw:text-style-name="P1" svg:width="4.261cm" svg:height="4.128cm" svg:x="12.317cm" svg:y="0.03cm"><text:p text:style-name="P1">&lt;&lt;Ipen&gt;&gt;</text:p><text:p text:style-name="P1"/><text:p text:style-name="P1">+ GetWidth()</text:p><text:p text:style-name="P1">+ SetWidth()</text:p><text:p text:style-name="P1">+ GetColour()</text:p><text:p text:style-name="P1">+ SetColour()</text:p></draw:rect><draw:rect text:anchor-type="paragraph" draw:z-index="0" draw:style-name="gr1" draw:text-style-name="P1" svg:width="4.61cm" svg:height="2.726cm" svg:x="0.411cm" svg:y="0.03cm"><text:p text:style-name="P1">Canvas</text:p><text:p text:style-name="P1"/><text:p text:style-name="P1">+ GetDimensions()</text:p><text:p text:style-name="P1">+ GetBackgroundColour()</text:p><text:p text:style-name="P1">+ SetBackgroundColour()</text:p></draw:rect><draw:line text:anchor-type="paragraph" draw:z-index="2" draw:style-name="gr2" draw:text-style-name="P1" svg:x1="5.02cm" svg:y1="1.379cm" svg:x2="12.317cm" svg:y2="1.37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Peter</meta:initial-creator>
    <meta:creation-date>2008-10-20T21:22:29</meta:creation-date>
    <dc:creator>Kwok-wai Kan</dc:creator>
    <dc:date>2008-10-21T22:24:26.10</dc:date>
    <meta:editing-cycles>2</meta:editing-cycles>
    <meta:editing-duration>PT00H43M41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